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sub>
              <mi>W</mi>
              <mtext>Rotation</mtext>
            </msub>
            <mrow>
              <mspace width="2em"/>
              <mo stretchy="false">=</mo>
              <mspace width="2em"/>
            </mrow>
            <mi>J</mi>
            <mspace width="0.5em"/>
            <mstyle color="green">
              <mrow>
                <mi mathvariant="normal">α</mi>
                <mspace width="0.5em"/>
                <mrow>
                  <mo fence="true" stretchy="false">(</mo>
                  <mrow>
                    <mrow>
                      <mi mathvariant="normal">ϑ</mi>
                      <mrow>
                        <mspace width="2em"/>
                        <mo stretchy="false">+</mo>
                        <mspace width="2em"/>
                      </mrow>
                      <msub>
                        <mi mathvariant="normal">ϑ</mi>
                        <mn>0</mn>
                      </msub>
                    </mrow>
                  </mrow>
                  <mo fence="true" stretchy="false">)</mo>
                </mrow>
              </mrow>
            </mstyle>
          </mrow>
        </mtd>
      </mtr>
      <mtr>
        <mtd columnalign="left">
          <mrow>
            <mphantom>
              <msub>
                <mi>W</mi>
                <mtext>Rotation</mtext>
              </msub>
            </mphantom>
            <mrow>
              <mspace width="2em"/>
              <mo stretchy="false">=</mo>
              <mspace width="2em"/>
            </mrow>
            <mrow>
              <mi>J</mi>
              <mspace width="0.5em"/>
              <mstyle color="red">
                <mfrac>
                  <mrow>
                    <msup>
                      <mi mathvariant="normal">ω</mi>
                      <mn>2</mn>
                    </msup>
                    <mrow>
                      <mspace width="2em"/>
                      <mo stretchy="false">−</mo>
                      <mspace width="2em"/>
                    </mrow>
                    <msubsup>
                      <mi mathvariant="normal">ω</mi>
                      <mn>0</mn>
                      <mn>2</mn>
                    </msubsup>
                  </mrow>
                  <mn>2</mn>
                </mfrac>
              </mstyle>
              <mrow>
                <mspace width="2em"/>
                <mo stretchy="false">=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p>
                <mi mathvariant="normal">ω</mi>
                <mn>2</mn>
              </msup>
              <mrow>
                <mspace width="2em"/>
                <mo stretchy="false">−</mo>
                <mspace width="2em"/>
              </mrow>
              <mfrac>
                <mn>1</mn>
                <mn>2</mn>
              </mfrac>
              <mspace width="0.5em"/>
              <mi>J</mi>
              <mspace width="0.5em"/>
              <msubsup>
                <mi mathvariant="normal">ω</mi>
                <mn>0</mn>
                <mn>2</mn>
              </msubsup>
            </mrow>
          </mrow>
        </mtd>
      </mtr>
      <mtr>
        <mtd columnalign="left">
          <mrow>
            <mrow>
              <mspace width="53.5em"/>
              <mo stretchy="false">=</mo>
              <mspace width="2em"/>
            </mrow>
            <mrow>
              <msub>
                <mi>E</mi>
                <mtext>kin</mtext>
              </msub>
              <mrow>
                <mspace width="2em"/>
                <mo stretchy="false">−</mo>
                <mspace width="2em"/>
              </mrow>
              <msub>
                <mi>E</mi>
                <mrow>
                  <mtext>kin</mtext>
                  <mi>,</mi>
                  <mn>0</mn>
                </mrow>
              </msub>
            </mrow>
          </mrow>
        </mtd>
      </mtr>
      <mtr>
        <mtd columnalign="left">
          <mrow>
            <mrow>
              <mspace width="53.5em"/>
              <mo stretchy="false">=</mo>
              <mspace width="2em"/>
            </mrow>
            <mrow>
              <mi mathvariant="normal">Δ</mi>
              <msub>
                <mi>E</mi>
                <mtext>kin</mtext>
              </msub>
            </mrow>
          </mrow>
        </mtd>
      </mtr>
    </mtable>
    <annotation encoding="StarMath 5.0">alignl W _"Rotation" ~=~ J ` color green { %ialpha ` ( %ivartheta ~+~ %ivartheta _0 ) }  newline

alignl phantom {W _"Rotation"} ~=~ 
{ alignc 
  J ` color red { { %iomega ^2 ~-~ %iomega _0 ^2 } over 2 } 
  ~=~ 1 over 2 ` J ` %iomega ^2 ~-~ 1 over 2 ` J ` %iomega _0 ^2 
} newline 

alignl ~~~~~~~~~~~~~~~~~~~~~~~~~~```=~ 
{ alignc 
  E _"kin" ~-~ E _{ "kin" , 0} 
} newline 

alignl ~~~~~~~~~~~~~~~~~~~~~~~~~~```=~ 
{ alignc 
  %DELTA E _"kin" 
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20:39:22.703000000</dc:date>
    <meta:editing-duration>PT24M6S</meta:editing-duration>
    <meta:editing-cycles>5</meta:editing-cycles>
    <meta:generator>LibreOffice/4.3.4.1$Windows_x86 LibreOffice_project/bc356b2f991740509f321d70e4512a6a54c5f243</meta:generator>
  </office:meta>
</office:document-meta>
</file>